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arial1" svg:font-family="arial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d0b72" officeooo:paragraph-rsid="000d0b72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d0b72" officeooo:paragraph-rsid="0012a185"/>
    </style:style>
    <style:style style:name="P4" style:family="paragraph" style:parent-style-name="Standard">
      <style:paragraph-properties fo:text-align="center" style:justify-single-word="false" fo:break-before="page"/>
      <style:text-properties fo:font-weight="bold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normal" officeooo:paragraph-rsid="0015161d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paragraph-properties fo:line-height="100%"/>
      <style:text-properties officeooo:paragraph-rsid="00161480"/>
    </style:style>
    <style:style style:name="T1" style:family="text">
      <style:text-properties officeooo:rsid="00049022"/>
    </style:style>
    <style:style style:name="T2" style:family="text">
      <style:text-properties officeooo:rsid="0005b27f"/>
    </style:style>
    <style:style style:name="T3" style:family="text">
      <style:text-properties officeooo:rsid="00063a1c"/>
    </style:style>
    <style:style style:name="T4" style:family="text">
      <style:text-properties officeooo:rsid="000b7153"/>
    </style:style>
    <style:style style:name="T5" style:family="text">
      <style:text-properties officeooo:rsid="000e54ab"/>
    </style:style>
    <style:style style:name="T6" style:family="text">
      <style:text-properties officeooo:rsid="000f61fa"/>
    </style:style>
    <style:style style:name="T7" style:family="text">
      <style:text-properties officeooo:rsid="0012a185"/>
    </style:style>
    <style:style style:name="T8" style:family="text">
      <style:text-properties officeooo:rsid="0013a29f"/>
    </style:style>
    <style:style style:name="T9" style:family="text">
      <style:text-properties officeooo:rsid="0015161d"/>
    </style:style>
    <style:style style:name="T10" style:family="text">
      <style:text-properties fo:font-weight="normal" officeooo:rsid="000d0b72"/>
    </style:style>
    <style:style style:name="T11" style:family="text">
      <style:text-properties fo:font-weight="normal" officeooo:rsid="000e54ab"/>
    </style:style>
    <style:style style:name="T12" style:family="text">
      <style:text-properties fo:font-weight="normal" officeooo:rsid="0012a185"/>
    </style:style>
    <style:style style:name="T13" style:family="text">
      <style:text-properties fo:font-weight="normal" officeooo:rsid="000d24ae"/>
    </style:style>
    <style:style style:name="T14" style:family="text">
      <style:text-properties fo:font-weight="normal" officeooo:rsid="00154737"/>
    </style:style>
    <style:style style:name="T15" style:family="text">
      <style:text-properties style:font-name="arial"/>
    </style:style>
    <style:style style:name="T16" style:family="text">
      <style:text-properties fo:font-style="italic" fo:font-weight="normal" officeooo:rsid="000d0b72" style:font-style-asian="italic" style:font-style-complex="italic"/>
    </style:style>
    <style:style style:name="Sect1" style:family="section">
      <style:section-properties text:dont-balance-text-columns="true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4">GCC ARM 7.3 + GDB ARM 8.1</text:p>
        <text:p text:style-name="P1"><text:tab/>Vast set of ARM processors can be easily programmed with usage of GCC ARM tool, <text:span text:style-name="T3">cross compiled for CM0+ microarchitecture</text:span>. This tutorial is intended for Cortex M4F/armv7-m ( with float co-processor ). <text:span text:style-name="T1">Optimal</text:span> hardware requirement is Nucleo-F411RE board, with provided programmer.</text:p>
        <text:p text:style-name="P5">1) compile from sources some compiler for <text:span text:style-name="T1">CM0+/</text:span>CM4F-based MCU’s. It will be based on <text:span text:style-name="T1">provided terminal wizard thanks to “iwasz” website.</text:span> Please do note, that you can set your own tool name instead default “arm-none-eabi”:<text:line-break/><text:tab/>#sudo aptitude install -y build-essential flex bison libgmp3-dev \</text:p>
        <text:p text:style-name="P5"><text:tab/>libncurses5-dev libmpc-dev autoconf texinfo libtool libftdi-dev libusb-1.0-0-dev \</text:p>
        <text:p text:style-name="P5"><text:tab/>zlib1g zlib1g-dev python-yaml openocd ncurses-dev build-essential git \</text:p>
        <text:p text:style-name="P5"><text:tab/>libgmp-dev libmpfr-dev libmpc-dev zlib1g-dev p7zip-full lxterminal srecord wmctrl</text:p>
        <text:p text:style-name="P5"><text:tab/><text:span text:style-name="T4">#cd stm/ &amp;&amp; sudo cp stm32f4x_rstInit.cfg /usr/share/openocd/scripts/target/</text:span></text:p>
        <text:p text:style-name="P6"><text:s text:c="4"/><text:span text:style-name="T9">compile native mcu compiler, as described in 34_bareMetalCompilers</text:span></text:p>
        <text:p text:style-name="P6"><text:tab/><text:span text:style-name="T9">#cd ../34_bareMetalCompilers</text:span></text:p>
        <text:p text:style-name="P6"><text:tab/>#<text:span text:style-name="T9">cat build_nativeCompiler.sh</text:span></text:p>
        <text:p text:style-name="P1">2) <text:span text:style-name="T2">plug in stm32F411 board and </text:span>run provided trivial blink example:</text:p>
        <text:p text:style-name="P1"><text:tab/>#./00_empty/RUN_COMMANDS.sh<text:line-break/>3) consider learning processor capabilities with C programming language ( folder 00_doc ).</text:p>
        <text:p text:style-name="P1">4) C standard libs should be used with care, and on-going program benchmarks – for example: trivially implementable standard sprintf() uses 16kiB of Flash. <text:span text:style-name="T8">As for example some complex float functions could be easily aproximated by polynomials. Moreover consider usage of precomputed Look Up Tables in program,</text:span></text:p>
        <text:p text:style-name="P3">5) <text:span text:style-name="T7">source file is always </text:span>conditional<text:span text:style-name="T7">ly preprocessed </text:span>via temporary <text:span text:style-name="T7">file</text:span> for GDB arguments passing, <text:span text:style-name="T7">then </text:span>program is compiled in <text:span text:style-name="T7">one of</text:span> <text:span text:style-name="T6">two possible</text:span> ways:</text:p>
        <text:p text:style-name="P2"><text:tab/>-<text:span text:style-name="T5">for</text:span> normal memory <text:span text:style-name="T5">erase &amp; </text:span>program<text:span text:style-name="T5">ming</text:span>,</text:p>
        <text:p text:style-name="P8"><text:span text:style-name="T10"><text:tab/>-or </text:span><text:span text:style-name="T11">for</text:span><text:span text:style-name="T10"> GDB </text:span><text:span text:style-name="T12">debugging</text:span><text:span text:style-name="T10">, running on OPENOCD ST-LINKv2 client debugger <text:tab/></text:span><text:span text:style-name="T13">( __BKPT, and __GDB( option1; option2; …; optionN ); source file macros ). </text:span><text:span text:style-name="T14">GDB <text:tab/>TUI broken by stdout display can be fixed with file ~/.gdbinit:<text:line-break/></text:span><text:span text:style-name="T10"><text:tab/><text:tab/></text:span><text:span text:style-name="T16">define hook-next<text:line-break/><text:tab/><text:tab/> <text:s text:c="3"/>refresh<text:line-break/><text:tab/><text:tab/>end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arial1" svg:font-family="arial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fo:font-size="16pt" fo:font-weight="bold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none" fo:country="none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Source_20_Text_5f_text_5f_text" style:display-name="Source Text_text_text" style:family="text">
      <style:text-properties style:font-name="Liberation Mono" fo:font-family="'Liberation Mono'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8-09-11T17:47:53.941259424</meta:creation-date>
    <dc:date>2023-09-28T06:37:08.774871709</dc:date>
    <meta:editing-duration>PT40M4S</meta:editing-duration>
    <meta:editing-cycles>17</meta:editing-cycles>
    <meta:document-statistic meta:table-count="0" meta:image-count="0" meta:object-count="0" meta:page-count="1" meta:paragraph-count="16" meta:word-count="275" meta:character-count="1972" meta:non-whitespace-character-count="1685"/>
  </office:meta>
</office:document-meta>
</file>